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man 10cpi" svg:font-family="'Roman 10cpi'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 style:master-page-name="PM2">
      <style:paragraph-properties fo:margin-left="0cm" fo:margin-right="0cm" fo:margin-top="0cm" fo:margin-bottom="0cm" style:contextual-spacing="false" fo:line-height="100%" fo:text-align="start" style:justify-single-word="false" fo:text-indent="1.27cm" style:auto-text-indent="false" style:page-number="auto"/>
      <style:text-properties fo:color="#000000" loext:opacity="100%" style:font-name="Roman 10cpi" fo:font-size="12pt" style:text-underline-style="solid" style:text-underline-width="auto" style:text-underline-color="font-color" fo:font-weight="bold" style:font-name-asian="Roman 10cpi" style:font-size-asian="12pt" style:font-weight-asian="bold" style:font-name-complex="Roman 10cpi" style:font-size-complex="12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1.27cm" style:auto-text-indent="false"/>
      <style:text-properties fo:color="#000000" loext:opacity="100%" style:font-name="Roman 10cpi" fo:font-size="12pt" style:font-name-asian="Roman 10cpi" style:font-size-asian="12pt" style:font-name-complex="Roman 10cpi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style:font-name="Roman 10cpi" fo:font-size="12pt" style:font-name-asian="Roman 10cpi" style:font-size-asian="12pt" style:font-name-complex="Roman 10cpi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1.27cm" style:auto-text-indent="fals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Roman 10cpi" fo:font-size="12pt" style:font-name-asian="Roman 10cpi" style:font-size-asian="12pt" style:font-name-complex="Roman 10cpi" style:font-size-complex="12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page"/>
      <style:text-properties fo:color="#000000" loext:opacity="100%" style:font-name="Roman 10cpi" fo:font-size="14.3999996185303pt" style:text-underline-style="solid" style:text-underline-width="auto" style:text-underline-color="font-color" fo:font-weight="bold" style:font-name-asian="Roman 10cpi" style:font-size-asian="14.3999996185303pt" style:font-weight-asian="bold" style:font-name-complex="Roman 10cpi" style:font-size-complex="14.3999996185303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style:font-name="Roman 10cpi" fo:font-size="14.3999996185303pt" style:text-underline-style="solid" style:text-underline-width="auto" style:text-underline-color="font-color" fo:font-weight="bold" style:font-name-asian="Roman 10cpi" style:font-size-asian="14.3999996185303pt" style:font-weight-asian="bold" style:font-name-complex="Roman 10cpi" style:font-size-complex="14.3999996185303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loext:opacity="100%" style:font-name="Roman 10cpi" fo:font-size="12pt" style:font-name-asian="Roman 10cpi" style:font-size-asian="12pt" style:font-name-complex="Roman 10cpi" style:font-size-complex="12pt"/>
    </style:style>
    <style:style style:name="T1" style:family="text">
      <style:text-properties fo:color="#000000" loext:opacity="100%" style:font-name="Roman 10cpi" fo:font-size="12pt" style:font-name-asian="Roman 10cpi" style:font-size-asian="12pt" style:font-name-complex="Roman 10cpi" style:font-size-complex="12pt"/>
    </style:style>
    <style:style style:name="T2" style:family="text">
      <style:text-properties fo:color="#000000" loext:opacity="100%" style:text-position="sub 58%" style:font-name="Roman 10cpi" fo:font-size="12pt" style:font-name-asian="Roman 10cpi" style:font-size-asian="12pt" style:font-name-complex="Roman 10cpi" style:font-size-complex="12pt"/>
    </style:style>
    <style:style style:name="T3" style:family="text">
      <style:text-properties fo:color="#000000" loext:opacity="100%" style:text-position="super 58%" style:font-name="Roman 10cpi" fo:font-size="12pt" style:font-name-asian="Roman 10cpi" style:font-size-asian="12pt" style:font-name-complex="Roman 10cpi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úsqueda de vap's utilizando el método QZ explícito:</text:p>
      <text:p text:style-name="P2">El planteamiento del problema comienza por:</text:p>
      <text:p text:style-name="P3">A * x = l * B * x</text:p>
      <text:p text:style-name="P2">Las condiciones iniciales que ponemos son:</text:p>
      <text:p text:style-name="P2">- A es una matriz cuadrada simétrica.</text:p>
      <text:p text:style-name="P2">- B es una matriz cuadrada simétrica no singular.</text:p>
      <text:p text:style-name="P4"><text:span text:style-name="T1">- l</text:span><text:span text:style-name="T2">1</text:span><text:span text:style-name="T1"> &gt; l</text:span><text:span text:style-name="T2">2</text:span><text:span text:style-name="T1"> &gt; l</text:span><text:span text:style-name="T2">3</text:span><text:span text:style-name="T1"> &gt; ... &gt; l</text:span><text:span text:style-name="T2">n</text:span><text:span text:style-name="T1"> &gt;= 0</text:span></text:p>
      <text:p text:style-name="P2">El procedimiento implementado sigue los siguientes pasos:</text:p>
      <text:p text:style-name="P2">1) Se hace una transformación inicial de las matrices que facilitará la resolución del sistema de ecuaciones que se presente.</text:p>
      <text:p text:style-name="P3">B = Q * R</text:p>
      <text:p text:style-name="P5">donde se cumple que:</text:p>
      <text:p text:style-name="P2">- Q es una matriz ortogonal.</text:p>
      <text:p text:style-name="P2">- R es una matriz triangular superior.</text:p>
      <text:p text:style-name="P2">El método para la descomposición QR es el de Gramm-Schmidt modificado, que resulta más veloz que el de Householder. El nuevo problema planteado queda como sigue:</text:p>
      <text:p text:style-name="P3">A * x = l * B * x</text:p>
      <text:p text:style-name="P3">A * x = l * Q * R * x</text:p>
      <text:p text:style-name="P6"><text:span text:style-name="T1">Q</text:span><text:span text:style-name="T3">t</text:span><text:span text:style-name="T1"> * A * x = l * R * x</text:span></text:p>
      <text:p text:style-name="P7"><text:span text:style-name="T1"/></text:p>
      <text:p text:style-name="P2">2) En este paso renombraremos las matrices, inponiendo que A es una matriz cuadrada sin estructura definida, y B es una matriz triangular superior. A partir de aquí obtendremos las matrices equivalente A' (Hessemberg superior) y B' (triangular superior):</text:p>
      <text:p text:style-name="P3">A' = Q * A * Z</text:p>
      <text:p text:style-name="P3">B' = Q * B * Z</text:p>
      <text:p text:style-name="P4"><text:span text:style-name="T1">Las matrices Q y Z son matrices ortogonales obtenidas en el caso de Q por premultiplicación de sucesivas Q</text:span><text:span text:style-name="T2">pq</text:span><text:span text:style-name="T3">t</text:span><text:span text:style-name="T1"> y en el caso de Z por postmultiplicación de sucesivas Z</text:span><text:span text:style-name="T2">pq</text:span><text:span text:style-name="T1">, todas ellas son matrices de rotación de Givens.</text:span></text:p>
      <text:p text:style-name="P2">Un caso ilustrativo de matrices 4x4:</text:p>
      <text:p text:style-name="P4"><text:span text:style-name="T1">Q</text:span><text:span text:style-name="T2">34</text:span><text:span text:style-name="T3">t</text:span><text:span text:style-name="T1"> anula el elemento a</text:span><text:span text:style-name="T2">41</text:span><text:span text:style-name="T1"> de A y modifica las filas 3-4 de A y de B, apareciendo un elemento no nulo indeseado b</text:span><text:span text:style-name="T2">34</text:span><text:span text:style-name="T1">.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4"><text:span text:style-name="T1">Z</text:span><text:span text:style-name="T2">34</text:span><text:span text:style-name="T1"> modifica las columnas 3-4 de A y de B, anulando el elemento b</text:span><text:span text:style-name="T2">34</text:span><text:span text:style-name="T1">.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2"><text:soft-page-break/>Realizaremos los pasos sucesivos hasta que A quede transformada en una matriz Hessemberg superior y B siga teniendo una estructura triangular superior.</text:p>
      <text:p text:style-name="P2">Se debe seguir un orden a la hora de elegir los elementos de A que se anulen, y debe ser:</text:p>
      <text:p text:style-name="P7"><text:span text:style-name="T1"/></text:p>
      <text:p text:style-name="P7"><text:span text:style-name="T1"/></text:p>
      <text:p text:style-name="P7"><text:span text:style-name="T1"/></text:p>
      <text:p text:style-name="P2">3) Es este paso se considera A matriz Hessemberg superior y B triangular superior. Ahora describiremos un paso del método QZ.</text:p>
      <text:p text:style-name="P6"><text:span text:style-name="T1">S = Q * (A - s</text:span><text:span text:style-name="T2">i</text:span><text:span text:style-name="T1"> * B)</text:span></text:p>
      <text:p text:style-name="P2">S es una matriz triangular superior.</text:p>
      <text:p text:style-name="P4"><text:span text:style-name="T1">Q es la matriz ortogonal obtenida mediante premultiplicaciones de matrices de rotación de Givens, que transforma A - s</text:span><text:span text:style-name="T2">i</text:span><text:span text:style-name="T1">*B (Hessemberg superior) en la matriz S.</text:span></text:p>
      <text:p text:style-name="P4"><text:span text:style-name="T1">s</text:span><text:span text:style-name="T2">i</text:span><text:span text:style-name="T1"> es una valor que acelera el proceso de convergencia.</text:span></text:p>
      <text:p text:style-name="P2">Un caso ilustrativo 4x4:</text:p>
      <text:p text:style-name="P7"><text:span text:style-name="T1"/></text:p>
      <text:p text:style-name="P7"><text:span text:style-name="T1"/></text:p>
      <text:p text:style-name="P6"><text:span text:style-name="T1">Q = Q</text:span><text:span text:style-name="T2">n-1</text:span><text:span text:style-name="T1"> * ... * Q</text:span><text:span text:style-name="T2">2</text:span><text:span text:style-name="T1"> * Q</text:span><text:span text:style-name="T2">1</text:span></text:p>
      <text:p text:style-name="P4"><text:span text:style-name="T1">El siguiente paso es reestablecer la estructura triangular superior de B a partir de las Q</text:span><text:span text:style-name="T2">i</text:span><text:span text:style-name="T1">.</text:span></text:p>
      <text:p text:style-name="P7"><text:span text:style-name="T1"/></text:p>
      <text:p text:style-name="P7"><text:span text:style-name="T1"/></text:p>
      <text:p text:style-name="P2">Ahora tenemos :</text:p>
      <text:p text:style-name="P3">B' = Q * B * Z</text:p>
      <text:p text:style-name="P6"><text:span text:style-name="T1">Z = Z</text:span><text:span text:style-name="T2">1</text:span><text:span text:style-name="T1"> * Z</text:span><text:span text:style-name="T2">2</text:span><text:span text:style-name="T1"> * ... * Z</text:span><text:span text:style-name="T2">n-1</text:span></text:p>
      <text:p text:style-name="P2">B' es una matriz triangular superior.</text:p>
      <text:p text:style-name="P2">Para obtener la matriz A' haremos:</text:p>
      <text:p text:style-name="P6"><text:span text:style-name="T1">A' = S * Z + s</text:span><text:span text:style-name="T2">i</text:span><text:span text:style-name="T1"> * B'</text:span></text:p>
      <text:p text:style-name="P2">Si repetimos iterativamente este paso acabaremos teniendo una matriz A' cuasi-triangular superior.</text:p>
      <text:p text:style-name="P7"><text:span text:style-name="T1"/></text:p>
      <text:p text:style-name="P4"><text:span text:style-name="T1">4) Si escogemos s</text:span><text:span text:style-name="T2">i</text:span><text:span text:style-name="T1"> = a</text:span><text:span text:style-name="T2">nn</text:span><text:span text:style-name="T1"> obtendremos una matriz A' cuasi-triangular con la estructura siguiente:</text:span></text:p>
      <text:p text:style-name="P7"><text:span text:style-name="T1"/></text:p>
      <text:p text:style-name="P7"><text:span text:style-name="T1"/></text:p>
      <text:p text:style-name="P2">Ahora podemos deflactar la matriz A' y trabajar con una matriz de dimensión n-1, volviendo al paso 3. Hemos de hacer notar que la columna que deflactamos no tiene valor en la solución final.</text:p>
      <text:p text:style-name="P7"><text:span text:style-name="T1"/></text:p>
      <text:p text:style-name="P2">5) El problema al que hemos llegado es:</text:p>
      <text:p text:style-name="P3">A' * y = l * B' * y</text:p>
      <text:p text:style-name="P2">A' y B' son matrices triangular superior.</text:p>
      <text:p text:style-name="P3">A' = Q * A * Z</text:p>
      <text:p text:style-name="P3"><text:soft-page-break/>B' = Q * B * Z</text:p>
      <text:p text:style-name="P2">Para encontrar los autovalores se hace:</text:p>
      <text:p text:style-name="P6"><text:span text:style-name="T1">l</text:span><text:span text:style-name="T2">i</text:span><text:span text:style-name="T1"> = a'</text:span><text:span text:style-name="T2">ii</text:span><text:span text:style-name="T1"> / b'</text:span><text:span text:style-name="T2">ii</text:span></text:p>
      <text:p text:style-name="P8">Informe del proyecto:</text:p>
      <text:p text:style-name="P9">A * x = l * B * x</text:p>
      <text:p text:style-name="P7"><text:span text:style-name="T1"/></text:p>
      <text:p text:style-name="P7"><text:span text:style-name="T1"/></text:p>
      <text:p text:style-name="P7"><text:span text:style-name="T1"/></text:p>
      <text:p text:style-name="P10">Antonio Mesa García</text:p>
      <text:p text:style-name="P10">Departamento de Comunicaciones</text:p>
      <text:p text:style-name="P10">8 - I - 199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man 10cpi" svg:font-family="'Roman 10cpi'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1" draw:style-name="Mdp1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MacOSX_X86_64 LibreOffice_project/48a6bac9e7e268aeb4c3483fcf825c94556d9f92</meta:generator>
    <meta:document-statistic meta:table-count="0" meta:image-count="0" meta:object-count="0" meta:page-count="4" meta:paragraph-count="55" meta:word-count="613" meta:character-count="3070" meta:non-whitespace-character-count="2512"/>
  </office:meta>
</office:document-meta>
</file>